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corice Strings BRK" fo:font-size="40pt" officeooo:rsid="001dddfc" officeooo:paragraph-rsid="001dddfc" style:font-size-asian="35pt" style:font-size-complex="40pt"/>
    </style:style>
    <style:style style:name="T1" style:family="text">
      <style:text-properties officeooo:rsid="001f97f6"/>
    </style:style>
    <style:style style:name="T2" style:family="text">
      <style:text-properties officeooo:rsid="00206b12"/>
    </style:style>
    <style:style style:name="T3" style:family="text">
      <style:text-properties officeooo:rsid="00225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exy</text:span> Bo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51:58.882000000</meta:creation-date>
    <dc:date>2017-01-19T12:59:28.643000000</dc:date>
    <meta:editing-duration>PT7M29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